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4" style:family="paragraph" style:parent-style-name="Standard">
      <style:text-properties officeooo:rsid="00202531" officeooo:paragraph-rsid="00202531"/>
    </style:style>
    <style:style style:name="T1" style:family="text">
      <style:text-properties style:font-name="Calibri" fo:font-size="11pt" fo:language="en" fo:country="US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rget 48 chars on 42 lines = <text:s/>2016</text:span><text:line-break/><text:line-break/><text:span text:style-name="T1">384x336 pixels onto vga 640x480</text:span></text:p>
      <text:p text:style-name="P2"/>
      <text:p text:style-name="P2">Target 64 chars on 60 lines = <text:s/>3840</text:p>
      <text:p text:style-name="P2">512x480</text:p>
      <text:p text:style-name="Standard"/>
      <text:p text:style-name="P4">l</text:p>
      <text:p text:style-name="P4">l</text:p>
      <text:p text:style-name="P4">l</text:p>
      <text:p text:style-name="P4">l</text:p>
      <text:p text:style-name="P4">l</text:p>
      <text:p text:style-name="P4">l</text:p>
      <text:p text:style-name="P4">l</text:p>
      <text:p text:style-name="P4">l</text:p>
      <text:p text:style-name="P4">j</text:p>
      <text:p text:style-name="P4">k</text:p>
      <text:p text:style-name="P4">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21:56:30.628000000</dc:date>
    <meta:editing-duration>PT59M3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4" meta:word-count="33" meta:character-count="121" meta:non-whitespace-character-count="99"/>
  </office:meta>
</office:document-meta>
</file>